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22pt" officeooo:rsid="0004c2ce" officeooo:paragraph-rsid="0004c2ce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un through command line </text:p>
      <text:p text:style-name="P2">mvn test <text:s/></text:p>
      <text:p text:style-name="P2"/>
      <text:p text:style-name="P2">mvn test -DCucumberOptions="--tags @smoketest"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0:32:15.148585366</meta:creation-date>
    <dc:date>2022-06-10T10:36:35.816739178</dc:date>
    <meta:editing-duration>PT4M2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1" meta:character-count="81" meta:non-whitespace-character-count="71"/>
  </office:meta>
</office:document-meta>
</file>